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jari Regular" svg:font-family="'Manjari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fo:min-height="1.88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aa61a" draw:textarea-horizontal-align="justify" draw:textarea-vertical-align="middle" draw:auto-grow-height="false" fo:min-height="3.32cm" fo:min-width="8.932cm"/>
    </style:style>
    <style:style style:name="gr4" style:family="graphic" style:parent-style-name="standard">
      <style:graphic-properties draw:fill-color="#72bf44" draw:textarea-horizontal-align="justify" draw:textarea-vertical-align="middle" draw:auto-grow-height="false" fo:min-height="3.55cm" fo:min-width="6.1cm"/>
    </style:style>
    <style:style style:name="gr5" style:family="graphic" style:parent-style-name="standard">
      <style:graphic-properties draw:fill-color="#aa55a1" draw:textarea-horizontal-align="justify" draw:textarea-vertical-align="middle" draw:auto-grow-height="false" fo:min-height="4.15cm" fo:min-width="8.1cm"/>
    </style:style>
    <style:style style:name="gr6" style:family="graphic" style:parent-style-name="standard">
      <style:graphic-properties draw:textarea-horizontal-align="justify" draw:textarea-vertical-align="middle" draw:auto-grow-height="false" fo:min-height="3.75cm" fo:min-width="8.9cm"/>
    </style:style>
    <style:style style:name="gr7" style:family="graphic" style:parent-style-name="standard" style:list-style-name="L3">
      <style:graphic-properties draw:stroke="none" draw:fill="none" draw:fill-color="#ffffff" draw:auto-grow-height="false" draw:fit-to-size="shrink-to-fit" style:shrink-to-fit="true" fo:min-height="10.894cm"/>
    </style:style>
    <style:style style:name="gr8" style:family="graphic" style:parent-style-name="standard">
      <style:graphic-properties draw:fill-color="#fff200" draw:textarea-horizontal-align="justify" draw:textarea-vertical-align="middle" draw:auto-grow-height="false" fo:min-height="2.154cm" fo:min-width="1.198cm"/>
    </style:style>
    <style:style style:name="gr9" style:family="graphic" style:parent-style-name="standard">
      <style:graphic-properties draw:fill-color="#c7a0cb" draw:textarea-horizontal-align="justify" draw:textarea-vertical-align="middle" draw:auto-grow-height="false" fo:min-height="1.15cm" fo:min-width="3cm"/>
    </style:style>
    <style:style style:name="gr10" style:family="graphic" style:parent-style-name="standard">
      <style:graphic-properties draw:fill-color="#faa61a" draw:textarea-horizontal-align="justify" draw:textarea-vertical-align="middle" draw:auto-grow-height="false" fo:min-height="1.15cm" fo:min-width="3.2cm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1.25cm" fo:min-width="3.4cm"/>
    </style:style>
    <style:style style:name="gr12" style:family="graphic" style:parent-style-name="standard">
      <style:graphic-properties draw:fill-color="#fedcc6" draw:textarea-horizontal-align="justify" draw:textarea-vertical-align="middle" draw:auto-grow-height="false" fo:min-height="1.15cm" fo:min-width="2.8cm"/>
    </style:style>
    <style:style style:name="gr13" style:family="graphic" style:parent-style-name="standard">
      <style:graphic-properties draw:fill-color="#00b6bd" draw:textarea-horizontal-align="justify" draw:textarea-vertical-align="middle" draw:auto-grow-height="false" fo:min-height="0.75cm" fo:min-width="3.3cm"/>
    </style:style>
    <style:style style:name="gr14" style:family="graphic" style:parent-style-name="standard">
      <style:graphic-properties draw:fill-color="#1c052e" draw:textarea-horizontal-align="justify" draw:textarea-vertical-align="middle" draw:auto-grow-height="false" fo:min-height="1.65cm" fo:min-width="2.8cm"/>
    </style:style>
    <style:style style:name="gr15" style:family="graphic" style:parent-style-name="standard">
      <style:graphic-properties draw:fill-color="#ffe5ca" draw:textarea-horizontal-align="justify" draw:textarea-vertical-align="middle" draw:auto-grow-height="false" fo:min-height="2.458cm" fo:min-width="5.461cm"/>
    </style:style>
    <style:style style:name="gr16" style:family="graphic" style:parent-style-name="standard">
      <style:graphic-properties draw:fill-color="#fff9ae" draw:textarea-horizontal-align="justify" draw:textarea-vertical-align="middle" draw:auto-grow-height="false" fo:min-height="2.862cm" fo:min-width="2.612cm"/>
    </style:style>
    <style:style style:name="gr17" style:family="graphic" style:parent-style-name="standard">
      <style:graphic-properties draw:fill-color="#ffe5ca" draw:textarea-horizontal-align="justify" draw:textarea-vertical-align="middle" draw:auto-grow-height="false" fo:min-height="1.916cm" fo:min-width="4.466cm"/>
    </style:style>
    <style:style style:name="gr18" style:family="graphic" style:parent-style-name="standard">
      <style:graphic-properties draw:textarea-horizontal-align="justify" draw:textarea-vertical-align="middle" draw:auto-grow-height="false" fo:min-height="0.45cm" fo:min-width="1.6cm"/>
    </style:style>
    <style:style style:name="gr19" style:family="graphic" style:parent-style-name="standard">
      <style:graphic-properties draw:textarea-horizontal-align="justify" draw:textarea-vertical-align="middle" draw:auto-grow-height="false" fo:min-height="0.25cm" fo:min-width="2.3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75cm" fo:min-width="5.7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95cm" fo:min-width="5.7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95cm" fo:min-width="5.1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75cm" fo:min-width="19.3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0.55cm" fo:min-width="10.9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0.55cm" fo:min-width="12.3cm"/>
    </style:style>
    <style:style style:name="gr26" style:family="graphic" style:parent-style-name="standard">
      <style:graphic-properties draw:stroke="none" draw:fill="none" fo:min-height="9.854cm"/>
    </style:style>
    <style:style style:name="gr27" style:family="graphic" style:parent-style-name="standard">
      <style:graphic-properties draw:stroke="none" draw:fill="none" fo:min-height="8.875cm"/>
    </style:style>
    <style:style style:name="gr28" style:family="graphic" style:parent-style-name="standard">
      <style:graphic-properties draw:stroke="none" draw:fill="none" fo:min-height="11.305cm"/>
    </style:style>
    <style:style style:name="gr29" style:family="graphic" style:parent-style-name="standard">
      <style:graphic-properties draw:stroke="none" draw:fill="none" fo:min-height="12.819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title">
      <style:graphic-properties fo:min-height="1.894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0.894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7">
      <style:graphic-properties fo:min-height="10.894cm"/>
    </style:style>
    <style:style style:name="P1" style:family="paragraph">
      <loext:graphic-properties draw:fill-color="#ffffff"/>
      <style:text-properties fo:font-size="18.7999992370605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justify"/>
    </style:style>
    <style:style style:name="P5" style:family="paragraph">
      <style:paragraph-properties fo:text-align="start"/>
    </style:style>
    <style:style style:name="P6" style:family="paragraph">
      <style:paragraph-properties fo:text-align="justify"/>
      <style:text-properties fo:color="#000000" fo:font-size="28pt" fo:font-weight="normal" style:font-size-asian="28pt" style:font-weight-asian="normal" style:font-size-complex="28pt" style:font-weight-complex="normal"/>
    </style:style>
    <style:style style:name="P7" style:family="paragraph">
      <style:paragraph-properties fo:text-align="center"/>
    </style:style>
    <style:style style:name="P8" style:family="paragraph">
      <loext:graphic-properties draw:fill-color="#faa61a"/>
      <style:paragraph-properties fo:text-align="center"/>
      <style:text-properties style:font-name="Manjari Regular" fo:font-size="26pt" style:font-size-asian="26pt" style:font-size-complex="26pt"/>
    </style:style>
    <style:style style:name="P9" style:family="paragraph">
      <style:paragraph-properties fo:text-align="justify"/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10" style:family="paragraph">
      <loext:graphic-properties draw:fill-color="#72bf44"/>
      <style:paragraph-properties fo:text-align="center"/>
      <style:text-properties fo:font-size="28pt" style:font-size-asian="28pt" style:font-size-complex="28pt"/>
    </style:style>
    <style:style style:name="P11" style:family="paragraph">
      <style:paragraph-properties fo:text-align="justify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loext:graphic-properties draw:fill-color="#aa55a1"/>
      <style:paragraph-properties fo:text-align="center"/>
      <style:text-properties fo:color="#1c3687" fo:font-size="18pt" fo:background-color="#ffffff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margin-left="0cm" fo:margin-right="0cm" fo:margin-top="0.1cm" fo:margin-bottom="0.4cm" fo:text-align="justify" fo:text-indent="0cm" style:text-autospace="ideograph-alpha" style:punctuation-wrap="hanging"/>
    </style:style>
    <style:style style:name="P15" style:family="paragraph">
      <style:paragraph-properties fo:margin-top="0.1cm" fo:margin-bottom="0.4cm" fo:text-align="justify"/>
    </style:style>
    <style:style style:name="P16" style:family="paragraph">
      <style:paragraph-properties fo:margin-top="0.1cm" fo:margin-bottom="0.4cm" fo:text-align="justify"/>
      <style:text-properties fo:font-size="26pt" fo:font-weight="normal" style:font-size-asian="26pt" style:font-weight-asian="normal" style:font-size-complex="26pt" style:font-weight-complex="normal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color="#1c1c1c" fo:font-weight="normal" style:font-weight-asian="normal" style:font-weight-complex="normal"/>
    </style:style>
    <style:style style:name="P19" style:family="paragraph">
      <style:text-properties fo:letter-spacing="normal" fo:text-shadow="none" fo:font-weight="normal" style:font-weight-asian="normal" style:font-weight-complex="normal"/>
    </style:style>
    <style:style style:name="P20" style:family="paragraph">
      <loext:graphic-properties draw:fill="none" draw:fill-color="#ffffff"/>
      <style:paragraph-properties fo:margin-left="0cm" fo:margin-right="0cm" fo:margin-top="0cm" fo:margin-bottom="0.34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size="22.2000007629395pt" fo:font-style="normal" fo:text-shadow="none" style:text-underline-style="none" fo:font-weight="600" style:letter-kerning="true" style:font-size-asian="20.6000003814697pt" style:font-size-complex="20.6000003814697pt" style:text-emphasize="none" style:font-relief="none" style:text-overline-style="none" style:text-overline-color="font-color"/>
    </style:style>
    <style:style style:name="P21" style:family="paragraph">
      <loext:graphic-properties draw:fill-color="#fff200"/>
      <style:paragraph-properties fo:text-align="center"/>
    </style:style>
    <style:style style:name="P22" style:family="paragraph">
      <loext:graphic-properties draw:fill-color="#c7a0cb"/>
      <style:paragraph-properties fo:text-align="center"/>
      <style:text-properties fo:font-size="18pt"/>
    </style:style>
    <style:style style:name="P23" style:family="paragraph">
      <loext:graphic-properties draw:fill-color="#faa61a"/>
      <style:paragraph-properties fo:text-align="center"/>
      <style:text-properties fo:font-size="18pt"/>
    </style:style>
    <style:style style:name="P24" style:family="paragraph">
      <loext:graphic-properties draw:fill-color="#00a65d"/>
      <style:paragraph-properties fo:text-align="center"/>
      <style:text-properties fo:font-size="18pt"/>
    </style:style>
    <style:style style:name="P25" style:family="paragraph">
      <loext:graphic-properties draw:fill-color="#fedcc6"/>
      <style:paragraph-properties fo:text-align="center"/>
      <style:text-properties fo:font-size="18pt"/>
    </style:style>
    <style:style style:name="P26" style:family="paragraph">
      <loext:graphic-properties draw:fill-color="#00b6bd"/>
      <style:paragraph-properties fo:text-align="center"/>
      <style:text-properties fo:font-size="18pt"/>
    </style:style>
    <style:style style:name="P27" style:family="paragraph">
      <loext:graphic-properties draw:fill-color="#1c052e"/>
      <style:paragraph-properties fo:text-align="center"/>
      <style:text-properties fo:font-size="18pt"/>
    </style:style>
    <style:style style:name="P28" style:family="paragraph">
      <loext:graphic-properties draw:fill-color="#ffe5ca"/>
      <style:paragraph-properties fo:text-align="center"/>
      <style:text-properties fo:font-size="18pt"/>
    </style:style>
    <style:style style:name="P29" style:family="paragraph">
      <loext:graphic-properties draw:fill-color="#fff9ae"/>
      <style:paragraph-properties fo:text-align="center"/>
      <style:text-properties fo:font-size="18pt"/>
    </style:style>
    <style:style style:name="P30" style:family="paragraph">
      <loext:graphic-properties draw:fill-color="#ffffff"/>
      <style:paragraph-properties fo:text-align="center"/>
      <style:text-properties fo:font-size="18pt"/>
    </style:style>
    <style:style style:name="P31" style:family="paragraph">
      <loext:graphic-properties draw:fill-color="#ffffff"/>
      <style:paragraph-properties fo:text-align="center"/>
      <style:text-properties fo:font-size="22pt" style:font-size-asian="22pt" style:font-size-complex="22pt"/>
    </style:style>
    <style:style style:name="P32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="none"/>
      <style:text-properties fo:font-size="18pt"/>
    </style:style>
    <style:style style:name="P35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36" style:family="paragraph">
      <loext:graphic-properties draw:fill="none"/>
      <style:text-properties fo:font-size="24pt" style:font-size-asian="24pt" style:font-size-complex="24pt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38" style:family="paragraph">
      <loext:graphic-properties draw:fill="none"/>
    </style:style>
    <style:style style:name="P39" style:family="paragraph">
      <style:paragraph-properties fo:margin-left="0cm" fo:margin-right="0cm" fo:margin-top="0cm" fo:margin-bottom="0.341cm" fo:text-indent="0cm" style:text-autospace="ideograph-alpha" style:punctuation-wrap="hanging"/>
    </style:style>
    <style:style style:name="P40" style:family="paragraph"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1" style:family="paragraph">
      <style:text-properties fo:font-weight="normal" style:font-weight-asian="normal" style:font-weight-complex="normal"/>
    </style:style>
    <style:style style:name="P42" style:family="paragraph">
      <loext:graphic-properties draw:fill-color="#ffffff"/>
      <style:text-properties fo:font-size="20pt"/>
    </style:style>
    <style:style style:name="T1" style:family="text">
      <style:text-properties fo:font-size="18.7999992370605pt"/>
    </style:style>
    <style:style style:name="T2" style:family="text">
      <style:text-properties fo:color="#111111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5" style:family="text">
      <style:text-properties style:font-name="Manjari Regular" fo:font-size="26pt" fo:background-color="#ffffff" style:font-size-asian="26pt" style:font-size-complex="26pt"/>
    </style:style>
    <style:style style:name="T6" style:family="text">
      <style:text-properties style:font-name="Manjari Regular" fo:font-size="26pt" style:font-size-asian="26pt" style:font-size-complex="26pt"/>
    </style:style>
    <style:style style:name="T7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font-size="28pt" fo:background-color="#ffffff" style:font-size-asian="28pt" style:font-size-complex="28pt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000000" fo:font-size="28pt" fo:background-color="#ffffff" style:font-size-asian="28pt" style:font-size-complex="28pt"/>
    </style:style>
    <style:style style:name="T11" style:family="text">
      <style:text-properties fo:color="#1c3687" fo:font-size="18pt" fo:background-color="#ffffff"/>
    </style:style>
    <style:style style:name="T12" style:family="text">
      <style:text-properties fo:color="#ffffff" fo:font-size="26pt" style:font-size-asian="26pt" style:font-size-complex="26pt"/>
    </style:style>
    <style:style style:name="T13" style:family="text">
      <style:text-properties fo:font-size="18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color="#1c1c1c" fo:font-weight="normal" style:font-weight-asian="normal" style:font-weight-complex="normal"/>
    </style:style>
    <style:style style:name="T16" style:family="text">
      <style:text-properties fo:font-size="26pt" fo:letter-spacing="normal" fo:text-shadow="none" style:font-size-asian="20pt" style:font-size-complex="20pt"/>
    </style:style>
    <style:style style:name="T17" style:family="text">
      <style:text-properties fo:color="#ffffff" fo:background-color="#00a65d"/>
    </style:style>
    <style:style style:name="T18" style:family="text">
      <style:text-properties fo:color="#ffffff" fo:background-color="#390a5d"/>
    </style:style>
    <style:style style:name="T19" style:family="text">
      <style:text-properties fo:color="#ffffff" fo:background-color="#579835"/>
    </style:style>
    <style:style style:name="T20" style:family="text">
      <style:text-properties fo:color="#ffffff" fo:background-color="#faa61a"/>
    </style:style>
    <style:style style:name="T21" style:family="text">
      <style:text-properties fo:color="#ffffff" fo:background-color="#ba131a"/>
    </style:style>
    <style:style style:name="T22" style:family="text">
      <style:text-properties fo:color="#ffffff" fo:background-color="#00864b"/>
    </style:style>
    <style:style style:name="T23" style:family="text">
      <style:text-properties fo:color="#ffffff" fo:background-color="#826aaf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ffffff" fo:font-size="24pt" fo:background-color="#b2b2b2" style:font-size-asian="24pt" style:font-size-complex="24pt"/>
    </style:style>
    <style:style style:name="T26" style:family="text">
      <style:text-properties fo:color="#ffffff" fo:background-color="#fdb94d"/>
    </style:style>
    <style:style style:name="T27" style:family="text">
      <style:text-properties fo:background-color="#fff200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24pt" fo:font-weight="normal" style:font-size-asian="24pt" style:font-weight-asian="normal" style:font-size-complex="24pt" style:font-weight-complex="normal"/>
    </style:style>
    <style:style style:name="T30" style:family="text">
      <style:text-properties style:text-position="super 58%" fo:font-size="24pt" fo:font-weight="normal" style:font-size-asian="24pt" style:font-weight-asian="normal" style:font-size-complex="24pt" style:font-weight-complex="normal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color="#111111" fo:font-size="24pt" fo:background-color="#faa61a" style:font-size-asian="24pt" style:font-size-complex="24pt"/>
    </style:style>
    <style:style style:name="T3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100%"/>
      </text:list-level-style-bullet>
    </text:list-style>
    <text:list-style style:name="L6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  <text:list-style style:name="L7">
      <text:list-level-style-bullet text:level="1" text:bullet-char="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5.072cm" svg:height="2.144cm" svg:x="0.961cm" svg:y="7.925cm" presentation:class="title">
          <draw:text-box>
            <text:p>Basics of python </text:p>
          </draw:text-box>
        </draw:frame>
        <draw:frame presentation:style-name="pr2" draw:text-style-name="P1" draw:layer="layout" svg:width="24.588cm" svg:height="5.999cm" svg:x="1.4cm" svg:y="10.401cm" presentation:class="subtitle" presentation:user-transformed="true">
          <draw:text-box>
            <text:p><text:span text:style-name="T1"><text:s text:c="45"/></text:span><text:span text:style-name="T1">Lecture delivered by Asst. Professor <text:s/></text:span></text:p>
            <text:p><text:span text:style-name="T1"><text:s text:c="45"/></text:span><text:span text:style-name="T1">Renuka Sharma(Department of CSE)</text:span></text:p>
            <text:p><text:span text:style-name="T1"><text:s text:c="46"/></text:span><text:span text:style-name="T1">N.I.E.T Gr.Noida</text:span></text:p>
          </draw:text-box>
        </draw:frame>
        <draw:frame draw:style-name="gr1" draw:text-style-name="P2" draw:layer="layout" svg:width="0.002cm" svg:height="2.137cm" svg:x="5.204cm" svg:y="12.511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9" presentation:use-date-time-name="dtd1">
        <office:forms form:automatic-focus="false" form:apply-design-mode="false"/>
        <draw:frame presentation:style-name="pr4" draw:layer="layout" svg:width="24.975cm" svg:height="11.743cm" svg:x="0.576cm" svg:y="4.113cm" presentation:class="outline" presentation:user-transformed="true">
          <draw:text-box>
            <text:list text:style-name="L3">
              <text:list-item>
                <text:p text:style-name="P4"><text:span text:style-name="T2">Python is a general purpose, cross platform, dynamically typed and object oriented scripting language created by Guido van Rossum.</text:span></text:p>
              </text:list-item>
              <text:list-item>
                <text:p text:style-name="P4"><text:span text:style-name="T2"><text:s/></text:span></text:p>
              </text:list-item>
              <text:list-item>
                <text:p text:style-name="P4"><text:span text:style-name="T2"><text:s/></text:span><text:span text:style-name="T2">Python is a high-level, interpreted language where the translation of the code to machine language happens at runtime.</text:span></text:p>
              </text:list-item>
              <text:list-item>
                <text:p text:style-name="P4"><text:span text:style-name="T2">Python interpreter is build using c lang so called c-interpreter </text:span></text:p>
              </text:list-item>
              <text:list-item>
                <text:p><text:span text:style-name="T3"/></text:p>
              </text:list-item>
            </text:list>
          </draw:text-box>
        </draw:frame>
        <draw:frame presentation:style-name="pr5" draw:layer="layout" svg:width="25.072cm" svg:height="2.144cm" svg:x="1cm" svg:y="1.2cm" presentation:class="title" presentation:user-transformed="true">
          <draw:text-box>
            <text:p text:style-name="P5"><text:s text:c="11"/>Python and its Origin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1" presentation:use-date-time-name="dtd1">
        <office:forms form:automatic-focus="false" form:apply-design-mode="false"/>
        <draw:frame presentation:style-name="pr7" draw:text-style-name="P6" draw:layer="layout" svg:width="13.4cm" svg:height="11.144cm" svg:x="11.6cm" svg:y="4.6cm" presentation:class="outline" presentation:user-transformed="true">
          <draw:text-box>
            <text:list text:style-name="L3">
              <text:list-item>
                <text:p text:style-name="P4"><text:span text:style-name="T4">A language desinged to be used for writing software in various application domains without being restricted to a particular domain</text:span></text:p>
              </text:list-item>
            </text:list>
          </draw:text-box>
        </draw:frame>
        <draw:custom-shape draw:style-name="gr3" draw:text-style-name="P8" draw:layer="layout" svg:width="9.432cm" svg:height="3.57cm" svg:x="1.168cm" svg:y="5.03cm">
          <text:p text:style-name="P7"><text:span text:style-name="T5">General </text:span><text:span text:style-name="T5">Purpose</text:span><text:span text:style-name="T6">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1" presentation:use-date-time-name="dtd1">
        <office:forms form:automatic-focus="false" form:apply-design-mode="false"/>
        <draw:frame presentation:style-name="pr7" draw:text-style-name="P9" draw:layer="layout" svg:width="15.388cm" svg:height="8.6cm" svg:x="9.812cm" svg:y="5.2cm" presentation:class="outline" presentation:user-transformed="true">
          <draw:text-box>
            <text:list text:style-name="L3">
              <text:list-item>
                <text:p text:style-name="P4"><text:span text:style-name="T7">A programming language that uses natural language elements and automate significant areas of computing such as memory allocation</text:span></text:p>
              </text:list-item>
            </text:list>
          </draw:text-box>
        </draw:frame>
        <draw:custom-shape draw:style-name="gr4" draw:text-style-name="P10" draw:layer="layout" svg:width="6.6cm" svg:height="3.8cm" svg:x="1.8cm" svg:y="5.6cm">
          <text:p text:style-name="P7"><text:span text:style-name="T8">High leve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1" presentation:use-date-time-name="dtd1">
        <office:forms form:automatic-focus="false" form:apply-design-mode="false"/>
        <draw:frame presentation:style-name="pr7" draw:text-style-name="P11" draw:layer="layout" svg:width="11.749cm" svg:height="10.6cm" svg:x="13.2cm" svg:y="4.2cm" presentation:class="outline" presentation:user-transformed="true">
          <draw:text-box>
            <text:list text:style-name="L3">
              <text:list-item>
                <text:p text:style-name="P4"><text:span text:style-name="T9">Your python script is saved and excuted in the same format in which you created the script, as opposed to compiled language where the code is first translated to a set of machine specific instructions and then saved as excutable file</text:span></text:p>
              </text:list-item>
            </text:list>
          </draw:text-box>
        </draw:frame>
        <draw:custom-shape draw:style-name="gr5" draw:text-style-name="P12" draw:layer="layout" svg:width="8.6cm" svg:height="4.4cm" svg:x="2cm" svg:y="6cm">
          <text:p text:style-name="P7"><text:span text:style-name="T10">Interpreted</text:span><text:span text:style-name="T11">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1" presentation:use-date-time-name="dtd1">
        <office:forms form:automatic-focus="false" form:apply-design-mode="false"/>
        <draw:frame presentation:style-name="pr7" draw:text-style-name="P11" draw:layer="layout" svg:width="14.239cm" svg:height="10.656cm" svg:x="12cm" svg:y="4.344cm" presentation:class="outline" presentation:user-transformed="true">
          <draw:text-box>
            <text:list text:style-name="L3">
              <text:list-item>
                <text:p text:style-name="P4"><text:span text:style-name="T9">Being dynamically typed mean that the python parser automatically infers or identifies the the type of <text:s/>variable on the basis of what kind of data you have assigned to a variable</text:span></text:p>
              </text:list-item>
            </text:list>
          </draw:text-box>
        </draw:frame>
        <draw:custom-shape draw:style-name="gr6" draw:text-style-name="P13" draw:layer="layout" svg:width="9.4cm" svg:height="4cm" svg:x="1.4cm" svg:y="5.2cm">
          <text:p text:style-name="P7"><text:span text:style-name="T12">Dynamically Typed</text:span><text:span text:style-name="T13">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1" presentation:use-date-time-name="dtd1">
        <draw:frame presentation:style-name="pr4" draw:text-style-name="P16" draw:layer="layout" svg:width="24.588cm" svg:height="11.144cm" svg:x="0.961cm" svg:y="4.712cm" presentation:class="outline">
          <draw:text-box>
            <text:list text:style-name="L4">
              <text:list-item>
                <text:p text:style-name="P14"><text:span text:style-name="T9">Python was created in the early 1980s by Guido van Rossum at the National Research Institute for Mathematics and Computer Science in the Netherlands.</text:span></text:p>
              </text:list-item>
              <text:list-item>
                <text:p text:style-name="P14"><text:span text:style-name="T9"><text:s/></text:span><text:span text:style-name="T9">Guido named it after ‘Monty Python Flying Circus’, a British comedy series, the scripts of which he was reading when he began implementing Python. </text:span></text:p>
              </text:list-item>
              <text:list-item>
                <text:p text:style-name="P15"><text:span text:style-name="T9">Python was released to the public in 1991 and was introduced as a successor of the ABC (All Basic Code) languag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1" presentation:use-date-time-name="dtd1">
        <draw:frame presentation:style-name="pr5" draw:layer="layout" svg:width="25.072cm" svg:height="2.144cm" svg:x="0.961cm" svg:y="0.855cm" presentation:class="title">
          <draw:text-box>
            <text:p>version</text:p>
          </draw:text-box>
        </draw:frame>
        <draw:frame presentation:style-name="pr7" draw:text-style-name="P17" draw:layer="layout" svg:width="24.588cm" svg:height="11.144cm" svg:x="0.961cm" svg:y="4.712cm" presentation:class="outline">
          <draw:text-box>
            <text:list text:style-name="L3">
              <text:list-item>
                <text:p><text:span text:style-name="T14">Python 1.0 jan 1994</text:span></text:p>
              </text:list-item>
              <text:list-item>
                <text:p><text:span text:style-name="T14">Python 2.0 oct 16 2000</text:span></text:p>
              </text:list-item>
              <text:list-item>
                <text:p><text:span text:style-name="T14">Python 2.7.15- may 01,2018</text:span></text:p>
              </text:list-item>
              <text:list-item>
                <text:p><text:span text:style-name="T14">Python 3.0- dec3, 2008</text:span></text:p>
              </text:list-item>
              <text:list-item>
                <text:p><text:span text:style-name="T14">Python 3.7- june 27,2018</text:span></text:p>
              </text:list-item>
              <text:list-item>
                <text:p><text:span text:style-name="T14">You can download the current version of Python from the www.python.org/downloa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1" presentation:use-date-time-name="dtd1">
        <draw:frame presentation:style-name="pr5" draw:layer="layout" svg:width="25.072cm" svg:height="2.144cm" svg:x="0.961cm" svg:y="0.855cm" presentation:class="title">
          <draw:text-box>
            <text:p><text:s text:c="11"/>Why choose python</text:p>
          </draw:text-box>
        </draw:frame>
        <draw:frame presentation:style-name="pr7" draw:text-style-name="P18" draw:layer="layout" svg:width="24.588cm" svg:height="11.144cm" svg:x="1.4cm" svg:y="4.256cm" presentation:class="outline" presentation:user-transformed="true">
          <draw:text-box>
            <text:list text:style-name="L5">
              <text:list-item>
                <text:p><text:span text:style-name="T15">EASY TO UNDERSTAND AND LEARN</text:span></text:p>
                <text:p><text:span text:style-name="T15"/></text:p>
              </text:list-item>
              <text:list-item>
                <text:p><text:span text:style-name="T15">FREE AND OPEN SOURCE LANGUAGE</text:span></text:p>
                <text:p><text:span text:style-name="T15"/></text:p>
              </text:list-item>
              <text:list-item>
                <text:p><text:span text:style-name="T15">FEWER CODE LINES, LESS TIME</text:span></text:p>
                <text:p><text:span text:style-name="T15"/></text:p>
              </text:list-item>
              <text:list-item>
                <text:p><text:span text:style-name="T15">APPROVED BY DATA SCIENTISTS</text:span></text:p>
                <text:p><text:span text:style-name="T15"/></text:p>
              </text:list-item>
              <text:list-item>
                <text:p><text:span text:style-name="T15">HUGE COMMUNIT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1" presentation:use-date-time-name="dtd1">
        <draw:frame presentation:style-name="pr5" draw:text-style-name="P19" draw:layer="layout" svg:width="25.072cm" svg:height="2.144cm" svg:x="0.8cm" svg:y="1.056cm" presentation:class="title" presentation:user-transformed="true">
          <draw:text-box>
            <text:p><text:span text:style-name="T16">Features of Python</text:span></text:p>
          </draw:text-box>
        </draw:frame>
        <draw:frame draw:style-name="gr7" draw:text-style-name="P20" draw:layer="layout" svg:width="7.188cm" svg:height="11.144cm" svg:x="21cm" svg:y="3.856cm">
          <draw:text-box>
            <text:p/>
          </draw:text-box>
        </draw:frame>
        <draw:custom-shape draw:style-name="gr8" draw:text-style-name="P21" draw:layer="layout" svg:width="2.4cm" svg:height="3.4cm" svg:x="10.8cm" svg:y="7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22" draw:layer="layout" svg:width="7cm" svg:height="2.8cm" svg:x="8.4cm" svg:y="4.8cm">
          <text:p text:style-name="P7"><text:span text:style-name="T13">Object -orien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23" draw:layer="layout" svg:width="7.4cm" svg:height="2.8cm" svg:x="13cm" svg:y="6.8cm">
          <text:p text:style-name="P7"><text:span text:style-name="T13">Cross -platfor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4" draw:layer="layout" svg:width="7.8cm" svg:height="3cm" svg:x="12.8cm" svg:y="9.6cm">
          <text:p text:style-name="P7"><text:span text:style-name="T13">Rich Liabrari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5" draw:layer="layout" svg:width="6.6cm" svg:height="2.8cm" svg:x="4cm" svg:y="7.2cm">
          <text:p text:style-name="P7"><text:span text:style-name="T13">Simple to u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6" draw:layer="layout" svg:width="7.6cm" svg:height="2cm" svg:x="4cm" svg:y="10.6cm">
          <text:p text:style-name="P7"><text:span text:style-name="T13">Elegant synta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7" draw:layer="layout" svg:width="6.6cm" svg:height="3.8cm" svg:x="9cm" svg:y="11.4cm">
          <text:p text:style-name="P7"><text:span text:style-name="T13">Integrable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1" presentation:use-date-time-name="dtd1">
        <draw:frame presentation:style-name="pr5" draw:layer="layout" svg:width="25.072cm" svg:height="2.144cm" svg:x="0.961cm" svg:y="0.855cm" presentation:class="title">
          <draw:text-box>
            <text:p>Applications of python</text:p>
          </draw:text-box>
        </draw:frame>
        <draw:frame presentation:style-name="pr7" draw:layer="layout" svg:width="24.588cm" svg:height="11.144cm" svg:x="0.961cm" svg:y="4.712cm" presentation:class="outline">
          <draw:text-box>
            <text:list text:style-name="L3">
              <text:list-item>
                <text:p>Web Application</text:p>
              </text:list-item>
              <text:list-item>
                <text:p>Data Analysis</text:p>
              </text:list-item>
              <text:list-item>
                <text:p/>
              </text:list-item>
              <text:list-item>
                <text:p>Machine learning</text:p>
              </text:list-item>
              <text:list-item>
                <text:p/>
              </text:list-item>
              <text:list-item>
                <text:p>Game Development</text:p>
              </text:list-item>
              <text:list-item>
                <text:p/>
              </text:list-item>
              <text:list-item>
                <text:p>Desktop Application</text:p>
              </text:list-item>
              <text:list-item>
                <text:p/>
              </text:list-item>
              <text:list-item>
                <text:p>Console Applic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1" presentation:use-date-time-name="dtd1">
        <draw:frame presentation:style-name="pr5" draw:layer="layout" svg:width="25.072cm" svg:height="2.144cm" svg:x="0.961cm" svg:y="0.855cm" presentation:class="title">
          <draw:text-box>
            <text:p>Modules </text:p>
          </draw:text-box>
        </draw:frame>
        <draw:frame presentation:style-name="pr7" draw:layer="layout" svg:width="24.588cm" svg:height="11.144cm" svg:x="0.961cm" svg:y="4.712cm" presentation:class="outline">
          <draw:text-box>
            <text:list text:style-name="L3">
              <text:list-item>
                <text:p><text:span text:style-name="T17">Tkinter (in-built)</text:span> for desktop application</text:p>
              </text:list-item>
              <text:list-item>
                <text:p><text:span text:style-name="T18">Socket</text:span> for client server chating</text:p>
              </text:list-item>
              <text:list-item>
                <text:p><text:span text:style-name="T19">WxPyhton </text:span>(need to download ) <text:s/>for audio/video</text:p>
              </text:list-item>
              <text:list-item>
                <text:p><text:span text:style-name="T20">Pygame</text:span> (need to download ) for gaming application</text:p>
              </text:list-item>
              <text:list-item>
                <text:p><text:span text:style-name="T21">Numpy,pandas,scipy,matplotlib</text:span> for data science</text:p>
              </text:list-item>
              <text:list-item>
                <text:p><text:span text:style-name="T22">Scikit learn ,tensorflow,pytorch</text:span> for machine learning</text:p>
              </text:list-item>
              <text:list-item>
                <text:p><text:span text:style-name="T23">Tensor flow,pytorch </text:span><text:s/>for deep learning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3T1" presentation:use-date-time-name="dtd1">
        <draw:frame presentation:style-name="pr5" draw:layer="layout" svg:width="25.072cm" svg:height="2.144cm" svg:x="0.961cm" svg:y="0.855cm" presentation:class="title">
          <draw:text-box>
            <text:p>IDE’S for Python</text:p>
          </draw:text-box>
        </draw:frame>
        <draw:frame presentation:style-name="pr7" draw:layer="layout" svg:width="24.588cm" svg:height="11.144cm" svg:x="0.961cm" svg:y="4.712cm" presentation:class="outline" presentation:user-transformed="true">
          <draw:text-box>
            <text:list text:style-name="L3">
              <text:list-item>
                <text:p>IDLE</text:p>
              </text:list-item>
              <text:list-item>
                <text:p>ANACONDA</text:p>
              </text:list-item>
              <text:list-item>
                <text:p>SPYDER</text:p>
              </text:list-item>
              <text:list-item>
                <text:p>JUPYTER NOTEBOOK</text:p>
              </text:list-item>
              <text:list-item>
                <text:p>IPYTHON</text:p>
              </text:list-item>
              <text:list-item>
                <text:p>PYSCRIPTER</text:p>
              </text:list-item>
              <text:list-item>
                <text:p>ERIC</text:p>
              </text:list-item>
              <text:list-item>
                <text:p>PYCHARM(PAID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3T1" presentation:use-date-time-name="dtd1">
        <draw:frame presentation:style-name="pr5" draw:layer="layout" svg:width="25.072cm" svg:height="2.144cm" svg:x="0.961cm" svg:y="0.855cm" presentation:class="title">
          <draw:text-box>
            <text:p>Python code Excution</text:p>
          </draw:text-box>
        </draw:frame>
        <draw:custom-shape draw:style-name="gr15" draw:text-style-name="P28" draw:layer="layout" svg:width="6.253cm" svg:height="3cm" draw:transform="skewX (0.0525344104850293) translate (2.2cm 7.2cm)">
          <text:p text:style-name="P7"><text:span text:style-name="T13">m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9" draw:layer="layout" svg:width="4.4cm" svg:height="4.4cm" svg:x="12cm" svg:y="5.8cm">
          <text:p text:style-name="P7"><text:span text:style-name="T13">m.py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8" draw:layer="layout" svg:width="5.2cm" svg:height="2.4cm" svg:x="20cm" svg:y="7.2cm">
          <text:p text:style-name="P7"><text:span text:style-name="T13">p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draw:layer="layout" svg:width="2.4cm" svg:height="1.4cm" svg:x="9.2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7" draw:layer="layout" svg:width="3.2cm" svg:height="1cm" svg:x="16.8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30" draw:layer="layout" svg:width="6.2cm" svg:height="1cm" svg:x="3cm" svg:y="5.8cm">
          <text:p text:style-name="P7"><text:span text:style-name="T13">Source code</text:span></text:p>
          <draw:enhanced-geometry svg:viewBox="0 0 21600 21600" draw:type="rectangle" draw:enhanced-path="M 0 0 L 21600 0 21600 21600 0 21600 0 0 Z N"/>
        </draw:custom-shape>
        <draw:custom-shape draw:style-name="gr21" draw:text-style-name="P30" draw:layer="layout" svg:width="6.2cm" svg:height="1.2cm" svg:x="11.8cm" svg:y="4.2cm">
          <text:p text:style-name="P7"><text:span text:style-name="T13">Byte code</text:span></text:p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5.6cm" svg:height="1.2cm" svg:x="20.8cm" svg:y="5.6cm">
          <text:p text:style-name="P7"><text:span text:style-name="T13">Runtime</text:span></text:p>
          <draw:enhanced-geometry svg:viewBox="0 0 21600 21600" draw:type="rectangle" draw:enhanced-path="M 0 0 L 21600 0 21600 21600 0 21600 0 0 Z N"/>
        </draw:custom-shape>
        <draw:custom-shape draw:style-name="gr23" draw:text-style-name="P31" draw:layer="layout" svg:width="19.8cm" svg:height="2cm" svg:x="5.4cm" svg:y="12.4cm">
          <text:p text:style-name="P7"><text:span text:style-name="T24">After excution m.pyc file delete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3T1" presentation:use-date-time-name="dtd1">
        <draw:frame presentation:style-name="pr5" draw:layer="layout" svg:width="25.072cm" svg:height="2.144cm" svg:x="0.961cm" svg:y="0.855cm" presentation:class="title" presentation:user-transformed="true">
          <draw:text-box>
            <text:p>How to write a simple program in python 3 ways</text:p>
          </draw:text-box>
        </draw:frame>
        <draw:frame presentation:style-name="pr9" draw:layer="layout" svg:width="24.588cm" svg:height="11.144cm" svg:x="0.6cm" svg:y="4.4cm" presentation:class="outline" presentation:user-transformed="true">
          <draw:text-box>
            <text:list text:style-name="L6">
              <text:list-item>
                <text:p><text:span text:style-name="T25">Interactive mode/how to work in interactive mode</text:span></text:p>
                <text:p>In window os:</text:p>
                <text:p>cmd==&gt;run==&gt;cmd c:\user\username\python</text:p>
                <text:p>&gt;&gt;str=”renuka”</text:p>
                <text:p>&gt;&gt;a=10</text:p>
                <text:p>&gt;&gt;print(a)</text:p>
                <text:p/>
                <text:p>In linux os:</text:p>
                <text:p>Open terminal==&gt;type python/python version</text:p>
                <text:p>$Python -–vers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3T1" presentation:use-date-time-name="dtd1">
        <draw:frame presentation:style-name="pr7" draw:layer="layout" svg:width="24.588cm" svg:height="11.144cm" svg:x="0.961cm" svg:y="4.712cm" presentation:class="outline">
          <draw:text-box>
            <text:list text:style-name="L3">
              <text:list-item>
                <text:p><text:span text:style-name="T26">2) Script Mode : without using console/using notepad</text:span></text:p>
              </text:list-item>
              <text:list-item>
                <text:p>A=10</text:p>
              </text:list-item>
              <text:list-item>
                <text:p>B=12</text:p>
              </text:list-item>
              <text:list-item>
                <text:p>c=a+b</text:p>
              </text:list-item>
              <text:list-item>
                <text:p>print(c)</text:p>
              </text:list-item>
              <text:list-item>
                <text:p>Save file using .py extension</text:p>
              </text:list-item>
              <text:list-item>
                <text:p>Add.py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3T1" presentation:use-date-time-name="dtd1">
        <draw:frame presentation:style-name="pr7" draw:layer="layout" svg:width="24.588cm" svg:height="11.144cm" svg:x="1.212cm" svg:y="4.712cm" presentation:class="outline" presentation:user-transformed="true">
          <draw:text-box>
            <text:list text:style-name="L3">
              <text:list-item>
                <text:p><text:span text:style-name="T27">3)IDLE MODE:</text:span></text:p>
                <text:p>Go to run==&gt;type IDLE==&gt;ctrl+n==&gt;open notebook</text:p>
              </text:list-item>
              <text:list-item>
                <text:p>Go to run==&gt;type IDLE==&gt;open termin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3T1" presentation:use-date-time-name="dtd1">
        <draw:frame presentation:style-name="pr5" draw:layer="layout" svg:width="25.072cm" svg:height="2.144cm" svg:x="0.961cm" svg:y="0.855cm" presentation:class="title">
          <draw:text-box>
            <text:p>Difference between 2.7 and 3.7</text:p>
          </draw:text-box>
        </draw:frame>
        <draw:custom-shape draw:style-name="gr24" draw:text-style-name="P32" draw:layer="layout" svg:width="11.4cm" svg:height="10.8cm" svg:x="1cm" svg:y="4.4cm">
          <text:p text:style-name="P5"><text:span text:style-name="T28">2.7</text:span></text:p>
          <text:p text:style-name="P5"><text:span text:style-name="T28"/></text:p>
          <text:p text:style-name="P5"><text:span text:style-name="T28">1)parenthesis not required</text:span></text:p>
          <text:p text:style-name="P5"><text:span text:style-name="T28">2)print works as keyword and </text:span></text:p>
          <text:p text:style-name="P5"><text:span text:style-name="T28">function </text:span></text:p>
          <text:p text:style-name="P5"><text:span text:style-name="T28">3)print”add=”c</text:span></text:p>
          <text:p text:style-name="P5"><text:span text:style-name="T28">4)no type casting required</text:span></text:p>
          <text:p text:style-name="P5"><text:span text:style-name="T28">5)a=input(“enter value of a”)</text:span></text:p>
          <text:p text:style-name="P5"><text:span text:style-name="T28"><text:s text:c="3"/></text:span><text:span text:style-name="T28">Raw-input()</text:span></text:p>
          <text:p text:style-name="P5"><text:span text:style-name="T28"><text:s text:c="3"/></text:span><text:span text:style-name="T28">Input()</text:span></text:p>
          <text:p text:style-name="P5"><text:span text:style-name="T28">6)here Raw-input required type </text:span></text:p>
          <text:p text:style-name="P5"><text:span text:style-name="T28">casting</text:span></text:p>
          <draw:enhanced-geometry svg:viewBox="0 0 21600 21600" draw:type="rectangle" draw:enhanced-path="M 0 0 L 21600 0 21600 21600 0 21600 0 0 Z N"/>
        </draw:custom-shape>
        <draw:custom-shape draw:style-name="gr25" draw:text-style-name="P33" draw:layer="layout" svg:width="12.8cm" svg:height="10.8cm" svg:x="12.418cm" svg:y="4.4cm">
          <text:p/>
          <draw:enhanced-geometry svg:viewBox="0 0 21600 21600" draw:type="rectangle" draw:enhanced-path="M 0 0 L 21600 0 21600 21600 0 21600 0 0 Z N"/>
        </draw:custom-shape>
        <draw:frame draw:style-name="gr26" draw:text-style-name="P34" draw:layer="layout" svg:width="11.818cm" svg:height="10.104cm" svg:x="13.4cm" svg:y="5.096cm">
          <draw:text-box>
            <text:p><text:span text:style-name="T28">3.7</text:span></text:p>
            <text:p><text:span text:style-name="T28"/></text:p>
            <text:p><text:span text:style-name="T28">1)parenthesis required</text:span></text:p>
            <text:p><text:span text:style-name="T28">2)print works as function </text:span></text:p>
            <text:p><text:span text:style-name="T28">3)print(”add=”,c)</text:span></text:p>
            <text:p><text:span text:style-name="T28">4)type casting required</text:span></text:p>
            <text:p><text:span text:style-name="T28">5)a=int(input(“enter value of <text:s text:c="8"/>a”))</text:span></text:p>
            <text:p><text:span text:style-name="T28"><text:s text:c="3"/></text:span><text:span text:style-name="T28">Input()</text:span></text:p>
            <text:p><text:span text:style-name="T28">6)here input required type </text:span></text:p>
            <text:p><text:span text:style-name="T28">cast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3T1" presentation:use-date-time-name="dtd1">
        <draw:frame presentation:style-name="pr5" draw:layer="layout" svg:width="25.072cm" svg:height="2.144cm" svg:x="0.961cm" svg:y="0.855cm" presentation:class="title">
          <draw:text-box>
            <text:p>Python keywords</text:p>
          </draw:text-box>
        </draw:frame>
        <draw:frame presentation:style-name="pr7" draw:text-style-name="P35" draw:layer="layout" svg:width="24.588cm" svg:height="12.256cm" svg:x="0.961cm" svg:y="3.6cm" presentation:class="outline" presentation:user-transformed="true">
          <draw:text-box>
            <text:list text:style-name="L3">
              <text:list-item>
                <text:p text:style-name="P5"><text:span text:style-name="T9">Python keywords are special reserved words</text:span></text:p>
              </text:list-item>
              <text:list-item>
                <text:p text:style-name="P5"><text:span text:style-name="T9"/></text:p>
              </text:list-item>
              <text:list-item>
                <text:p text:style-name="P5"><text:span text:style-name="T9">Convey a special meaning to thecompiler/interpreter</text:span></text:p>
              </text:list-item>
              <text:list-item>
                <text:p text:style-name="P5"><text:span text:style-name="T9"/></text:p>
              </text:list-item>
              <text:list-item>
                <text:p text:style-name="P5"><text:span text:style-name="T9">Each keyword have a special meaning and a spcific operations</text:span></text:p>
              </text:list-item>
              <text:list-item>
                <text:p text:style-name="P5"><text:span text:style-name="T9"/></text:p>
              </text:list-item>
              <text:list-item>
                <text:p text:style-name="P5"><text:span text:style-name="T9">We never use it as a variab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3T1" presentation:use-date-time-name="dtd1">
        <draw:frame presentation:style-name="pr5" draw:layer="layout" svg:width="25.072cm" svg:height="2.144cm" svg:x="0.961cm" svg:y="0.855cm" presentation:class="title">
          <draw:text-box>
            <text:p>Assignment 1</text:p>
          </draw:text-box>
        </draw:frame>
        <draw:frame presentation:style-name="pr7" draw:layer="layout" svg:width="24.588cm" svg:height="11.144cm" svg:x="0.961cm" svg:y="4.712cm" presentation:class="outline">
          <draw:text-box>
            <text:list text:style-name="L3">
              <text:list-item>
                <text:p><text:span text:style-name="T29">1) Enter any two number and create swapping programming using 3</text:span><text:span text:style-name="T30">rd</text:span><text:span text:style-name="T29"> variable.</text:span></text:p>
              </text:list-item>
              <text:list-item>
                <text:p><text:span text:style-name="T29"/></text:p>
                <text:p><text:span text:style-name="T29">2)Enter any length &amp; width &amp; find out area of rectangle.</text:span></text:p>
              </text:list-item>
              <text:list-item>
                <text:p><text:span text:style-name="T29"/></text:p>
              </text:list-item>
              <text:list-item>
                <text:p><text:span text:style-name="T29">3)Enetr any 5 different subject marks &amp;n find out aggregate marks &amp; average. Each subject out of 100 marks?</text:span></text:p>
              </text:list-item>
              <text:list-item>
                <text:p><text:span text:style-name="T29"/>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3T1" presentation:use-date-time-name="dtd1">
        <draw:frame draw:style-name="gr27" draw:text-style-name="P36" draw:layer="layout" svg:width="24.756cm" svg:height="9.125cm" svg:x="0.793cm" svg:y="4.712cm">
          <draw:text-box>
            <text:p><text:span text:style-name="T31">4)Enter any number of days &amp; find out how many year,how many month&amp; how manyremaining days?</text:span></text:p>
            <text:p><text:span text:style-name="T31"/></text:p>
            <text:p><text:span text:style-name="T31">5)enter any basic salary of an employee &amp; find out da,hra,ta,&amp;net salary?</text:span></text:p>
            <text:p><text:span text:style-name="T31">Da=10% of basic salary</text:span></text:p>
            <text:p><text:span text:style-name="T31">Hra=20% of basic salary</text:span></text:p>
            <text:p><text:span text:style-name="T31">Ta= 5% basic salary</text:span></text:p>
            <text:p><text:span text:style-name="T31">Net salary =?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3T1" presentation:use-date-time-name="dtd1">
        <draw:frame presentation:style-name="pr5" draw:layer="layout" svg:width="25.072cm" svg:height="2.144cm" svg:x="0.961cm" svg:y="0.855cm" presentation:class="title">
          <draw:text-box>
            <text:p>Operators in python</text:p>
          </draw:text-box>
        </draw:frame>
        <draw:frame presentation:style-name="pr7" draw:layer="layout" svg:width="24.588cm" svg:height="11.144cm" svg:x="0.961cm" svg:y="4.712cm" presentation:class="outline" presentation:user-transformed="true">
          <draw:text-box>
            <text:list text:style-name="L3">
              <text:list-item>
                <text:p>Operators: <text:span text:style-name="T32">Operators are used to operate on values.</text:span></text:p>
              </text:list-item>
              <text:list-item>
                <text:p><text:span text:style-name="T32">Oerators are geanerally a symbol which is used to manipulate any mathematical or logical expression.</text:span></text:p>
              </text:list-item>
              <text:list-item>
                <text:p><text:span text:style-name="T32"/></text:p>
              </text:list-item>
              <text:list-item>
                <text:p><text:span text:style-name="T3">(1).Arithmetic Operators:</text:span><text:span text:style-name="T32">The Arithmetic operators are used for performing mathematical operations.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3T1" presentation:use-date-time-name="dtd1">
        <draw:frame presentation:style-name="pr5" draw:layer="layout" svg:width="25.072cm" svg:height="2.144cm" svg:x="0.961cm" svg:y="0.855cm" presentation:class="title" presentation:user-transformed="true">
          <draw:text-box>
            <text:p text:style-name="P37"><text:span text:style-name="T31"><text:line-break/></text:span><text:span text:style-name="T31">Example</text:span></text:p>
          </draw:text-box>
        </draw:frame>
        <draw:frame draw:style-name="gr28" draw:text-style-name="P38" draw:layer="layout" svg:width="23.265cm" svg:height="11.555cm" svg:x="1.4cm" svg:y="3.957cm">
          <draw:text-box>
            <text:p><text:span text:style-name="T31"/></text:p>
            <text:p>&gt;&gt;&gt;5+7</text:p>
            <text:p>12</text:p>
            <text:p>&gt;&gt;&gt;7-5</text:p>
            <text:p>2</text:p>
            <text:p>&gt;&gt;&gt;7*5</text:p>
            <text:p>35</text:p>
            <text:p>&gt;&gt;&gt;7/5</text:p>
            <text:p>1.4</text:p>
            <text:p>&gt;&gt;&gt;7%5</text:p>
            <text:p>2</text:p>
            <text:p>&gt;&gt;&gt;2**3</text:p>
            <text:p>8</text:p>
            <text:p>&gt;&gt;&gt;7//5</text:p>
            <text:p>1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3T1" presentation:use-date-time-name="dtd1">
        <draw:frame presentation:style-name="pr5" draw:layer="layout" svg:width="25.072cm" svg:height="2.144cm" svg:x="0.961cm" svg:y="0.855cm" presentation:class="title">
          <draw:text-box>
            <text:p>(2).Relational/Conditional Operators</text:p>
          </draw:text-box>
        </draw:frame>
        <draw:frame draw:style-name="gr29" draw:text-style-name="P36" draw:layer="layout" svg:width="24.2cm" svg:height="13.069cm" svg:x="0.4cm" svg:y="4cm">
          <draw:text-box>
            <text:p><text:span text:style-name="T33">Relational operators are used for comparing values</text:span></text:p>
            <text:p><text:span text:style-name="T31">&gt;&gt;&gt;7==5</text:span></text:p>
            <text:p><text:span text:style-name="T31">False</text:span></text:p>
            <text:p><text:span text:style-name="T31">&gt;&gt;&gt;7!=5</text:span></text:p>
            <text:p><text:span text:style-name="T31">True</text:span></text:p>
            <text:p><text:span text:style-name="T31">&gt;&gt;&gt;7&gt;5</text:span></text:p>
            <text:p><text:span text:style-name="T31">True</text:span></text:p>
            <text:p><text:span text:style-name="T31">&gt;&gt;&gt;7&lt;5</text:span></text:p>
            <text:p><text:span text:style-name="T31">False</text:span></text:p>
            <text:p><text:span text:style-name="T31">&gt;&gt;&gt;7&lt;=5</text:span></text:p>
            <text:p><text:span text:style-name="T31">False</text:span></text:p>
            <text:p><text:span text:style-name="T31">&gt;&gt;&gt;7&gt;=5</text:span></text:p>
            <text:p><text:span text:style-name="T31">Tr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3T1" presentation:use-date-time-name="dtd1">
        <draw:frame presentation:style-name="pr5" draw:layer="layout" svg:width="25.072cm" svg:height="2.144cm" svg:x="0.961cm" svg:y="0.855cm" presentation:class="title">
          <draw:text-box>
            <text:p>(3).Logical Operators</text:p>
          </draw:text-box>
        </draw:frame>
        <draw:frame presentation:style-name="pr7" draw:layer="layout" svg:width="24.588cm" svg:height="11.144cm" svg:x="0.961cm" svg:y="4.712cm" presentation:class="outline" presentation:user-transformed="true">
          <draw:text-box>
            <text:list text:style-name="L3">
              <text:list-item>
                <text:p>These operators help validate relationship between two operands and returns true or false.</text:p>
              </text:list-item>
              <text:list-item>
                <text:p>or <text:s/>:<text:span text:style-name="T32">Returns true if any one of the conditions or operands is true.</text:span></text:p>
              </text:list-item>
              <text:list-item>
                <text:p><text:span text:style-name="T32">&gt;&gt;&gt;a=10</text:span></text:p>
              </text:list-item>
              <text:list-item>
                <text:p><text:span text:style-name="T32">&gt;&gt;&gt;b=20</text:span></text:p>
              </text:list-item>
              <text:list-item>
                <text:p><text:span text:style-name="T32">&gt;&gt;&gt;print(a&gt;10 or b&gt;10)</text:span></text:p>
              </text:list-item>
              <text:list-item>
                <text:p><text:span text:style-name="T32">Tru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3T1" presentation:use-date-time-name="dtd1">
        <draw:frame presentation:style-name="pr7" draw:layer="layout" svg:width="24.588cm" svg:height="11.144cm" svg:x="0.961cm" svg:y="4.712cm" presentation:class="outline">
          <draw:text-box>
            <text:list text:style-name="L3">
              <text:list-item>
                <text:p>and : Returns true if both the conditions/operands are true.</text:p>
              </text:list-item>
              <text:list-item>
                <text:p/>
              </text:list-item>
              <text:list-item>
                <text:p><text:span text:style-name="T32">&gt;&gt;&gt;a=10</text:span></text:p>
              </text:list-item>
              <text:list-item>
                <text:p><text:span text:style-name="T32">&gt;&gt;&gt;b=20</text:span></text:p>
              </text:list-item>
              <text:list-item>
                <text:p><text:span text:style-name="T32">&gt;&gt;&gt;print(a&gt;10 and b&gt;10)</text:span></text:p>
              </text:list-item>
              <text:list-item>
                <text:p><text:span text:style-name="T32">Fals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3T1" presentation:use-date-time-name="dtd1">
        <draw:frame presentation:style-name="pr7" draw:layer="layout" svg:width="24.588cm" svg:height="11.144cm" svg:x="0.961cm" svg:y="4.712cm" presentation:class="outline" presentation:user-transformed="true">
          <draw:text-box>
            <text:list text:style-name="L3">
              <text:list-item>
                <text:p>Not: It is used to reverse the logical state of its operand.</text:p>
              </text:list-item>
              <text:list-item>
                <text:p/>
              </text:list-item>
              <text:list-item>
                <text:p><text:span text:style-name="T32">&gt;&gt;&gt;a=10</text:span></text:p>
              </text:list-item>
              <text:list-item>
                <text:p><text:span text:style-name="T32">&gt;&gt;&gt;b=20</text:span></text:p>
              </text:list-item>
              <text:list-item>
                <text:p><text:span text:style-name="T32">&gt;&gt;&gt;print(not a&gt;10 and b&gt;10)</text:span></text:p>
              </text:list-item>
              <text:list-item>
                <text:p><text:span text:style-name="T32">Tru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3T1" presentation:use-date-time-name="dtd1">
        <draw:frame presentation:style-name="pr5" draw:layer="layout" svg:width="25.072cm" svg:height="2.144cm" svg:x="0.961cm" svg:y="0.855cm" presentation:class="title">
          <draw:text-box>
            <text:p>(4).Assignment Operators</text:p>
          </draw:text-box>
        </draw:frame>
        <draw:frame presentation:style-name="pr7" draw:layer="layout" svg:width="24.588cm" svg:height="11.144cm" svg:x="0.961cm" svg:y="4.712cm" presentation:class="outline" presentation:user-transformed="true">
          <draw:text-box>
            <text:list text:style-name="L3">
              <text:list-item>
                <text:p>(=): <text:span text:style-name="T32">Description Assigns the values of right side operand to left side Operand.</text:span></text:p>
              </text:list-item>
              <text:list-item>
                <text:p><text:span text:style-name="T32">&gt;&gt;a=10</text:span></text:p>
              </text:list-item>
              <text:list-item>
                <text:p><text:span text:style-name="T32">&gt;&gt;&gt;a</text:span></text:p>
              </text:list-item>
              <text:list-item>
                <text:p><text:span text:style-name="T32">10</text:span></text:p>
              </text:list-item>
              <text:list-item>
                <text:p><text:span text:style-name="T32"/></text:p>
              </text:list-item>
              <text:list-item>
                <text:p>(+=): <text:span text:style-name="T32">Adds right side operand value to the left side operand</text:span></text:p>
              </text:list-item>
              <text:list-item>
                <text:p><text:span text:style-name="T32">value and assigns the results to the left operand.</text:span></text:p>
              </text:list-item>
              <text:list-item>
                <text:p><text:span text:style-name="T32">&gt;&gt;&gt;a+=10</text:span></text:p>
              </text:list-item>
              <text:list-item>
                <text:p><text:span text:style-name="T32">&gt;&gt;&gt;a</text:span></text:p>
              </text:list-item>
              <text:list-item>
                <text:p><text:span text:style-name="T32">20</text:span></text:p>
              </text:list-item>
              <text:list-item>
                <text:p><text:span text:style-name="T3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3T1" presentation:use-date-time-name="dtd1">
        <draw:frame presentation:style-name="pr7" draw:layer="layout" svg:width="24.588cm" svg:height="11.144cm" svg:x="0.961cm" svg:y="4.712cm" presentation:class="outline">
          <draw:text-box>
            <text:list text:style-name="L3">
              <text:list-item>
                <text:p text:style-name="P39">(-= ):<text:span text:style-name="T32">Subtracts right side operand value to the left side operand value and assigns the results to the left operand.</text:span></text:p>
              </text:list-item>
              <text:list-item>
                <text:p text:style-name="P39"><text:span text:style-name="T32">&gt;&gt;&gt;a-=5</text:span></text:p>
              </text:list-item>
              <text:list-item>
                <text:p text:style-name="P39"><text:span text:style-name="T32">&gt;&gt;&gt;a</text:span></text:p>
              </text:list-item>
              <text:list-item>
                <text:p text:style-name="P39"><text:span text:style-name="T32">15</text:span></text:p>
              </text:list-item>
              <text:list-item>
                <text:p text:style-name="P39">(*=): <text:span text:style-name="T32">Multiplies right side operand value to the left side operand value and assigns the results to the left operand.</text:span></text:p>
              </text:list-item>
              <text:list-item>
                <text:p text:style-name="P39"><text:span text:style-name="T32">&gt;&gt;&gt;a*=2</text:span></text:p>
              </text:list-item>
              <text:list-item>
                <text:p text:style-name="P39"><text:span text:style-name="T32">&gt;&gt;&gt;a</text:span></text:p>
              </text:list-item>
              <text:list-item>
                <text:p text:style-name="P39"><text:span text:style-name="T32">30</text:span></text:p>
              </text:list-item>
              <text:list-item>
                <text:p text:style-name="P39"><text:span text:style-name="T32"/></text:p>
              </text:list-item>
              <text:list-item>
                <text:p text:style-name="P39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3T1" presentation:use-date-time-name="dtd1">
        <office:forms form:automatic-focus="false" form:apply-design-mode="false"/>
        <draw:frame presentation:style-name="pr7" draw:layer="layout" svg:width="24.588cm" svg:height="11.144cm" svg:x="0.961cm" svg:y="4.712cm" presentation:class="outline" presentation:user-transformed="true">
          <draw:text-box>
            <text:list text:style-name="L3">
              <text:list-item>
                <text:p text:style-name="P39">(/=): <text:span text:style-name="T32">Divides right side operand value to the left side operand value and assigns the results to the left operand.</text:span></text:p>
              </text:list-item>
              <text:list-item>
                <text:p text:style-name="P39"><text:span text:style-name="T32">&gt;&gt;&gt;a/=5</text:span></text:p>
              </text:list-item>
              <text:list-item>
                <text:p text:style-name="P39"><text:span text:style-name="T32">&gt;&gt;&gt;a</text:span></text:p>
              </text:list-item>
              <text:list-item>
                <text:p text:style-name="P39"><text:span text:style-name="T32">6.0</text:span></text:p>
              </text:list-item>
              <text:list-item>
                <text:p text:style-name="P39"/>
              </text:list-item>
              <text:list-item>
                <text:p text:style-name="P39">(%=):<text:span text:style-name="T32"> Similarly does their respective operations and assigns the operator value to the left operand.</text:span></text:p>
              </text:list-item>
              <text:list-item>
                <text:p text:style-name="P39"><text:span text:style-name="T32">&gt;&gt;a%=4</text:span></text:p>
              </text:list-item>
              <text:list-item>
                <text:p text:style-name="P39"><text:span text:style-name="T32">&gt;&gt;&gt;a</text:span></text:p>
              </text:list-item>
              <text:list-item>
                <text:p text:style-name="P39"><text:span text:style-name="T32">2.0</text:span></text:p>
              </text:list-item>
              <text:list-item>
                <text:p text:style-name="P39"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3T1" presentation:use-date-time-name="dtd1">
        <office:forms form:automatic-focus="false" form:apply-design-mode="false"/>
        <draw:frame presentation:style-name="pr7" draw:layer="layout" svg:width="24.588cm" svg:height="11.144cm" svg:x="0.961cm" svg:y="4.712cm" presentation:class="outline" presentation:user-transformed="true">
          <draw:text-box>
            <text:list text:style-name="L3">
              <text:list-item>
                <text:p text:style-name="P39">(**=): <text:span text:style-name="T32">power</text:span></text:p>
              </text:list-item>
              <text:list-item>
                <text:p text:style-name="P39"><text:span text:style-name="T32">&gt;&gt;&gt;a**=6</text:span></text:p>
              </text:list-item>
              <text:list-item>
                <text:p text:style-name="P39"><text:span text:style-name="T32">&gt;&gt;&gt;a</text:span></text:p>
              </text:list-item>
              <text:list-item>
                <text:p><text:span text:style-name="T32">64.0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3T1" presentation:use-date-time-name="dtd1">
        <office:forms form:automatic-focus="false" form:apply-design-mode="false"/>
        <draw:frame presentation:style-name="pr5" draw:layer="layout" svg:width="25.072cm" svg:height="2.144cm" svg:x="0.961cm" svg:y="0.855cm" presentation:class="title" presentation:user-transformed="true">
          <draw:text-box>
            <text:p>(4).Identity <text:s/>operator</text:p>
          </draw:text-box>
        </draw:frame>
        <draw:frame presentation:style-name="Alizarin-outline1" draw:text-style-name="P40" draw:layer="layout" svg:width="24.588cm" svg:height="11.144cm" svg:x="0.961cm" svg:y="4.712cm" presentation:class="outline" presentation:user-transformed="true">
          <draw:text-box>
            <text:list text:style-name="L3">
              <text:list-item>
                <text:p text:style-name="P5"><text:span text:style-name="T29">Identity operator: it works like comparison operator</text:span></text:p>
              </text:list-item>
              <text:list-item>
                <text:p text:style-name="P5"><text:span text:style-name="T34">Is, isnot</text:span><text:span text:style-name="T29"> : it varify values as well as data types</text:span></text:p>
              </text:list-item>
              <text:list-item>
                <text:p text:style-name="P5"><text:span text:style-name="T29">It works for single value as well as collection of values</text:span></text:p>
              </text:list-item>
              <text:list-item>
                <text:p text:style-name="P5"><text:span text:style-name="T29">a= 10</text:span></text:p>
              </text:list-item>
              <text:list-item>
                <text:p text:style-name="P5"><text:span text:style-name="T29">b=20</text:span></text:p>
              </text:list-item>
              <text:list-item>
                <text:p text:style-name="P5"><text:span text:style-name="T29">&gt;&gt; a is b</text:span></text:p>
              </text:list-item>
              <text:list-item>
                <text:p text:style-name="P5"><text:span text:style-name="T29">s1=”hello <text:s/>world”</text:span></text:p>
              </text:list-item>
              <text:list-item>
                <text:p text:style-name="P5"><text:span text:style-name="T29">s2=”HELLO WORLD”</text:span></text:p>
              </text:list-item>
              <text:list-item>
                <text:p text:style-name="P5"><text:span text:style-name="T29">&gt;&gt; s1 is s2</text:span></text:p>
              </text:list-item>
              <text:list-item>
                <text:p text:style-name="P5"><text:span text:style-name="T29"/></text:p>
              </text:list-item>
              <text:list-item>
                <text:p text:style-name="P5"><text:span text:style-name="T2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3T1" presentation:use-date-time-name="dtd1">
        <office:forms form:automatic-focus="false" form:apply-design-mode="false"/>
        <draw:frame presentation:style-name="pr7" draw:text-style-name="P41" draw:layer="layout" svg:width="24.588cm" svg:height="11.144cm" svg:x="0.961cm" svg:y="4.712cm" presentation:class="outline">
          <draw:text-box>
            <text:list text:style-name="L3">
              <text:list-item>
                <text:p><text:span text:style-name="T32">&gt;&gt;&gt; a=10</text:span></text:p>
              </text:list-item>
              <text:list-item>
                <text:p><text:span text:style-name="T32">&gt;&gt;&gt; b=10.0</text:span></text:p>
              </text:list-item>
              <text:list-item>
                <text:p><text:span text:style-name="T32"><text:s/></text:span><text:span text:style-name="T32">&gt;&gt;&gt; a is b</text:span></text:p>
                <text:p><text:span text:style-name="T32"/></text:p>
              </text:list-item>
              <text:list-item>
                <text:p><text:span text:style-name="T32">&gt;&gt;&gt;s1=”niet”</text:span></text:p>
              </text:list-item>
              <text:list-item>
                <text:p><text:span text:style-name="T32">&gt;&gt;&gt;s2=”NIET”</text:span></text:p>
              </text:list-item>
              <text:list-item>
                <text:p><text:span text:style-name="T32">&gt;&gt;&gt; s1 isnot s2</text:span></text:p>
              </text:list-item>
              <text:list-item>
                <text:p><text:span text:style-name="T32">fals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3T1" presentation:use-date-time-name="dtd1">
        <office:forms form:automatic-focus="false" form:apply-design-mode="false"/>
        <draw:frame presentation:style-name="pr7" draw:layer="layout" svg:width="24.588cm" svg:height="11.144cm" svg:x="0.961cm" svg:y="4.712cm" presentation:class="outline" presentation:user-transformed="true">
          <draw:text-box>
            <text:list text:style-name="L3">
              <text:list-item>
                <text:p text:style-name="P39">(is not): <text:s/><text:span text:style-name="T32">The result becomes False if the variables on either side of the operator point to the same object.</text:span></text:p>
              </text:list-item>
              <text:list-item>
                <text:p text:style-name="P39"><text:span text:style-name="T32"/></text:p>
              </text:list-item>
              <text:list-item>
                <text:p text:style-name="P39"><text:span text:style-name="T32">&gt;&gt;&gt;print(type(a) is not float)</text:span></text:p>
              </text:list-item>
              <text:list-item>
                <text:p><text:span text:style-name="T32">Tru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8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3T1" presentation:use-date-time-name="dtd1">
        <office:forms form:automatic-focus="false" form:apply-design-mode="false"/>
        <draw:frame presentation:style-name="pr5" draw:layer="layout" svg:width="25.072cm" svg:height="2.144cm" svg:x="0.961cm" svg:y="0.855cm" presentation:class="title" presentation:user-transformed="true">
          <draw:text-box>
            <text:p>(5).Membership Operators</text:p>
          </draw:text-box>
        </draw:frame>
        <draw:frame presentation:style-name="pr7" draw:layer="layout" svg:width="24.588cm" svg:height="11.144cm" svg:x="0.961cm" svg:y="4.712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Membership operators are used to test if a sequence is presented in an object.</text:p>
              </text:list-item>
              <text:list-item>
                <text:p>It doesn’t work for single value</text:p>
              </text:list-item>
              <text:list-item>
                <text:p>It work on collection or group of values</text:p>
              </text:list-item>
              <text:list-item>
                <text:p>Variable contain more than one value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3T1" presentation:use-date-time-name="dtd1">
        <office:forms form:automatic-focus="false" form:apply-design-mode="false"/>
        <draw:frame presentation:style-name="pr5" draw:layer="layout" svg:width="25.072cm" svg:height="2.144cm" svg:x="0.961cm" svg:y="0.855cm" presentation:class="title" presentation:placeholder="true">
          <draw:text-box/>
        </draw:frame>
        <draw:frame presentation:style-name="pr7" draw:layer="layout" svg:width="24.588cm" svg:height="11.144cm" svg:x="0.961cm" svg:y="4.712cm" presentation:class="outline" presentation:user-transformed="true">
          <draw:text-box>
            <text:list text:style-name="L3">
              <text:list-item>
                <text:p text:style-name="P39">(in):<text:span text:style-name="T32">The result of this operation becomes True if it finds avalue in a specified sequence &amp; False otherwise.</text:span></text:p>
              </text:list-item>
              <text:list-item>
                <text:p text:style-name="P39"><text:span text:style-name="T32">&gt;&gt;&gt;list1=[1,2,3,4,5,6]</text:span></text:p>
              </text:list-item>
              <text:list-item>
                <text:p text:style-name="P39"><text:span text:style-name="T32">&gt;&gt;&gt;print(1 in list1) </text:span></text:p>
              </text:list-item>
              <text:list-item>
                <text:p text:style-name="P39"><text:span text:style-name="T32">str=”hello students”</text:span></text:p>
              </text:list-item>
              <text:list-item>
                <text:p text:style-name="P39"><text:span text:style-name="T32">&gt;&gt;’u’ in str</text:span></text:p>
              </text:list-item>
              <text:list-item>
                <text:p text:style-name="P39"><text:span text:style-name="T32">‘</text:span><text:span text:style-name="T32">d ’ is not in str</text:span></text:p>
              </text:list-item>
              <text:list-item>
                <text:p text:style-name="P39"><text:span text:style-name="T32"/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3T1" presentation:use-date-time-name="dtd1">
        <office:forms form:automatic-focus="false" form:apply-design-mode="false"/>
        <draw:frame presentation:style-name="pr7" draw:layer="layout" svg:width="24.588cm" svg:height="11.144cm" svg:x="0.961cm" svg:y="4.712cm" presentation:class="outline" presentation:user-transformed="true">
          <draw:text-box>
            <text:list text:style-name="L3">
              <text:list-item>
                <text:p text:style-name="P39">(not in): <text:span text:style-name="T32">Result of this operation becomes True if it doesn't find a value in a specified sequence &amp; False otherwise.</text:span></text:p>
              </text:list-item>
              <text:list-item>
                <text:p text:style-name="P39"><text:span text:style-name="T32">&gt;&gt;&gt;print(7 not in list1)</text:span></text:p>
              </text:list-item>
              <text:list-item>
                <text:p><text:span text:style-name="T32">Tru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jari Regular" svg:font-family="'Manjari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4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2.2000007629395pt" fo:font-style="normal" fo:text-shadow="none" style:text-underline-style="none" fo:font-weight="600" style:letter-kerning="true" style:font-size-asian="20.6000003814697pt" style:font-size-complex="20.6000003814697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38cm" fo:text-indent="0cm"/>
      <style:text-properties style:font-name="Source Sans Pro Light" fo:font-family="'Source Sans Pro Light'" style:font-style-name="細字" style:font-family-generic="swiss" style:font-pitch="variable" fo:font-size="18.799999237060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53cm" fo:text-indent="0cm"/>
      <style:text-properties fo:font-size="15.3999996185303pt"/>
    </style:style>
    <style:style style:name="Alizarin-outline4" style:family="presentation" style:parent-style-name="Alizarin-outline3">
      <style:paragraph-properties fo:margin-left="0cm" fo:margin-right="0cm" fo:margin-top="0cm" fo:margin-bottom="0.168cm" fo:text-indent="0cm"/>
      <style:text-properties fo:font-size="13.6000003814697pt"/>
    </style:style>
    <style:style style:name="Alizarin-outline5" style:family="presentation" style:parent-style-name="Alizarin-outline4">
      <style:paragraph-properties fo:margin-left="0cm" fo:margin-right="0cm" fo:margin-top="0cm" fo:margin-bottom="0.082cm" fo:text-indent="0cm"/>
      <style:text-properties fo:font-size="13.6000003814697pt"/>
    </style:style>
    <style:style style:name="Alizarin-outline6" style:family="presentation" style:parent-style-name="Alizarin-outline5">
      <style:paragraph-properties fo:margin-left="0cm" fo:margin-right="0cm" fo:margin-top="0cm" fo:margin-bottom="0.082cm" fo:text-indent="0cm"/>
      <style:text-properties fo:font-size="13.6000003814697pt"/>
    </style:style>
    <style:style style:name="Alizarin-outline7" style:family="presentation" style:parent-style-name="Alizarin-outline6">
      <style:paragraph-properties fo:margin-left="0cm" fo:margin-right="0cm" fo:margin-top="0cm" fo:margin-bottom="0.082cm" fo:text-indent="0cm"/>
      <style:text-properties fo:font-size="13.6000003814697pt"/>
    </style:style>
    <style:style style:name="Alizarin-outline8" style:family="presentation" style:parent-style-name="Alizarin-outline7">
      <style:paragraph-properties fo:margin-left="0cm" fo:margin-right="0cm" fo:margin-top="0cm" fo:margin-bottom="0.082cm" fo:text-indent="0cm"/>
      <style:text-properties fo:font-size="17.1000003814697pt"/>
    </style:style>
    <style:style style:name="Alizarin-outline9" style:family="presentation" style:parent-style-name="Alizarin-outline8">
      <style:paragraph-properties fo:margin-left="0cm" fo:margin-right="0cm" fo:margin-top="0cm" fo:margin-bottom="0.082cm" fo:text-indent="0cm"/>
      <style:text-properties fo:font-size="17.1000003814697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.3999996185303pt" fo:font-style="normal" fo:text-shadow="none" style:text-underline-style="none" fo:font-weight="900" style:letter-kerning="true" style:font-size-asian="20.6000003814697pt" style:font-size-complex="20.6000003814697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4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2.2000007629395pt" fo:font-style="normal" fo:text-shadow="none" style:text-underline-style="none" fo:font-weight="600" style:letter-kerning="true" style:font-size-asian="20.6000003814697pt" style:font-size-complex="20.6000003814697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38cm" fo:text-indent="0cm"/>
      <style:text-properties style:font-name="Source Sans Pro Light" fo:font-family="'Source Sans Pro Light'" style:font-style-name="細字" style:font-family-generic="swiss" style:font-pitch="variable" fo:font-size="18.799999237060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53cm" fo:text-indent="0cm"/>
      <style:text-properties fo:font-size="15.3999996185303pt"/>
    </style:style>
    <style:style style:name="Alizarin0-outline4" style:family="presentation" style:parent-style-name="Alizarin0-outline3">
      <style:paragraph-properties fo:margin-left="0cm" fo:margin-right="0cm" fo:margin-top="0cm" fo:margin-bottom="0.168cm" fo:text-indent="0cm"/>
      <style:text-properties fo:font-size="13.6000003814697pt"/>
    </style:style>
    <style:style style:name="Alizarin0-outline5" style:family="presentation" style:parent-style-name="Alizarin0-outline4">
      <style:paragraph-properties fo:margin-left="0cm" fo:margin-right="0cm" fo:margin-top="0cm" fo:margin-bottom="0.082cm" fo:text-indent="0cm"/>
      <style:text-properties fo:font-size="13.6000003814697pt"/>
    </style:style>
    <style:style style:name="Alizarin0-outline6" style:family="presentation" style:parent-style-name="Alizarin0-outline5">
      <style:paragraph-properties fo:margin-left="0cm" fo:margin-right="0cm" fo:margin-top="0cm" fo:margin-bottom="0.082cm" fo:text-indent="0cm"/>
      <style:text-properties fo:font-size="13.6000003814697pt"/>
    </style:style>
    <style:style style:name="Alizarin0-outline7" style:family="presentation" style:parent-style-name="Alizarin0-outline6">
      <style:paragraph-properties fo:margin-left="0cm" fo:margin-right="0cm" fo:margin-top="0cm" fo:margin-bottom="0.082cm" fo:text-indent="0cm"/>
      <style:text-properties fo:font-size="13.6000003814697pt"/>
    </style:style>
    <style:style style:name="Alizarin0-outline8" style:family="presentation" style:parent-style-name="Alizarin0-outline7">
      <style:paragraph-properties fo:margin-left="0cm" fo:margin-right="0cm" fo:margin-top="0cm" fo:margin-bottom="0.082cm" fo:text-indent="0cm"/>
      <style:text-properties fo:font-size="17.1000003814697pt"/>
    </style:style>
    <style:style style:name="Alizarin0-outline9" style:family="presentation" style:parent-style-name="Alizarin0-outline8">
      <style:paragraph-properties fo:margin-left="0cm" fo:margin-right="0cm" fo:margin-top="0cm" fo:margin-bottom="0.082cm" fo:text-indent="0cm"/>
      <style:text-properties fo:font-size="17.1000003814697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.3999996185303pt" fo:font-style="normal" fo:text-shadow="none" style:text-underline-style="none" fo:font-weight="900" style:letter-kerning="true" style:font-size-asian="20.6000003814697pt" style:font-size-complex="20.6000003814697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75cm" fo:min-width="25.53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cm" fo:min-width="26.03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285cm" fo:min-width="6.75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285cm" fo:min-width="17.357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285cm" fo:min-width="1.447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Alizarin" style:page-layout-name="PM1" draw:style-name="Mdp1">
      <draw:custom-shape presentation:style-name="Mpr1" draw:text-style-name="MP5" draw:layer="backgroundobjects" svg:width="26.037cm" svg:height="3cm" svg:x="0cm" svg:y="0.426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6.75cm" svg:height="1.285cm" svg:x="20.25cm" svg:y="16.282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7.357cm" svg:height="1.285cm" svg:x="2.408cm" svg:y="16.282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447cm" svg:height="1.285cm" svg:x="0.479cm" svg:y="16.282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5.072cm" svg:height="2.144cm" svg:x="0.961cm" svg:y="0.855cm" presentation:class="title" presentation:placeholder="true">
        <draw:text-box/>
      </draw:frame>
      <draw:frame presentation:style-name="Alizarin-outline1" draw:layer="backgroundobjects" svg:width="24.588cm" svg:height="11.144cm" svg:x="0.961cm" svg:y="4.712cm" presentation:class="outline" presentation:placeholder="true">
        <draw:text-box/>
      </draw:frame>
      <draw:frame presentation:style-name="Mpr5" draw:layer="backgroundobjects" svg:width="6.268cm" svg:height="1.242cm" svg:x="20.25cm" svg:y="16.282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8.678cm" svg:height="1.285cm" svg:x="2.889cm" svg:y="16.282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447cm" svg:height="1.285cm" svg:x="0.479cm" svg:y="16.282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6.037cm" svg:height="3cm" svg:x="0cm" svg:y="7.499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072cm" svg:height="2.144cm" svg:x="0.961cm" svg:y="7.925cm" presentation:class="title" presentation:placeholder="true">
        <draw:text-box/>
      </draw:frame>
      <draw:frame presentation:style-name="Alizarin0-outline1" draw:layer="backgroundobjects" svg:width="24.588cm" svg:height="5.999cm" svg:x="1.444cm" svg:y="11.142cm" presentation:class="outline" presentation:placeholder="true">
        <draw:text-box/>
      </draw:frame>
      <draw:frame presentation:style-name="Mpr10" draw:text-style-name="MP17" draw:layer="backgroundobjects" svg:width="6.268cm" svg:height="1.285cm" svg:x="20.25cm" svg:y="16.282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8.678cm" svg:height="1.285cm" svg:x="2.889cm" svg:y="16.282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447cm" svg:height="1.285cm" svg:x="0.479cm" svg:y="16.282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4T22:42:26.507520514</meta:creation-date>
    <meta:editing-duration>PT3H55M35S</meta:editing-duration>
    <meta:editing-cycles>54</meta:editing-cycles>
    <meta:generator>LibreOffice/6.0.6.2$Linux_X86_64 LibreOffice_project/00m0$Build-2</meta:generator>
    <dc:title>Alizarin</dc:title>
    <dc:date>2019-09-19T13:04:04.751233326</dc:date>
    <meta:document-statistic meta:object-count="191"/>
  </office:meta>
</office:document-meta>
</file>